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da4b8b" draw:textarea-horizontal-align="left" draw:textarea-vertical-align="top" draw:auto-grow-height="false" fo:min-height="0.157cm" fo:min-width="0cm" fo:padding-top="0.212cm" fo:padding-bottom="0.212cm" fo:padding-left="0.423cm" fo:padding-right="0.423cm" fo:wrap-option="wrap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da4b8b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6cm" svg:height="0.581cm" svg:x="10.938cm" svg:y="15.1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2" draw:text-style-name="P2" draw:layer="layout" svg:width="1.202cm" svg:height="1.16cm" svg:x="10.337cm" svg:y="14.557cm">
            <text:p/>
          </draw:rect>
          <draw:line draw:style-name="gr3" draw:text-style-name="P3" draw:layer="layout" svg:x1="10.337cm" svg:y1="15.137cm" svg:x2="11.539cm" svg:y2="15.137cm">
            <text:p/>
          </draw:line>
          <draw:line draw:style-name="gr3" draw:text-style-name="P3" draw:layer="layout" svg:x1="10.938cm" svg:y1="15.715cm" svg:x2="10.938cm" svg:y2="14.55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3:50:05.012128161</meta:creation-date>
    <dc:date>2018-05-07T13:50:37.859863999</dc:date>
    <meta:editing-duration>PT35S</meta:editing-duration>
    <meta:editing-cycles>1</meta:editing-cycles>
    <meta:document-statistic meta:object-count="5"/>
    <meta:generator>LibreOffice/6.0.0.3$MacOSX_X86_64 LibreOffice_project/64a0f66915f38c6217de274f0aa8e15618924765</meta:generator>
  </office:meta>
</office:document-meta>
</file>